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2cm" svg:stroke-color="#000000" draw:fill="none" draw:fill-color="#ffffff" fo:padding-top="-0.04cm" fo:padding-bottom="-0.04cm" fo:padding-left="-0.04cm" fo:padding-right="-0.04cm"/>
    </style:style>
    <style:style style:name="gr2" style:family="graphic" style:parent-style-name="standard">
      <style:graphic-properties svg:stroke-width="0.1cm" draw:fill-color="#000000"/>
    </style:style>
    <style:style style:name="gr3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  <style:style style:name="gr4" style:family="graphic" style:parent-style-name="standard">
      <style:graphic-properties svg:stroke-width="0.1cm" draw:fill-color="#ffffff"/>
    </style:style>
    <style:style style:name="gr5" style:family="graphic" style:parent-style-name="standard">
      <style:graphic-properties draw:stroke="none" draw:fill="none" draw:textarea-horizontal-align="center" draw:textarea-vertical-align="middle" draw:auto-grow-width="true" fo:min-height="0.429cm" fo:min-width="0.143cm"/>
    </style:style>
  </office:automatic-styles>
  <office:body>
    <office:drawing>
      <draw:page draw:name="page1" draw:style-name="dp1" draw:master-page-name="Default">
        <draw:g>
          <draw:glue-point draw:id="4" svg:x="0cm" svg:y="2.143cm"/>
          <draw:glue-point draw:id="5" svg:x="0cm" svg:y="-5cm"/>
          <draw:glue-point draw:id="6" svg:x="-5cm" svg:y="-1.429cm"/>
          <draw:glue-point draw:id="7" svg:x="5cm" svg:y="-1.429cm"/>
          <draw:circle draw:style-name="gr1" draw:layer="layout" svg:width="1.429cm" svg:height="1.429cm" svg:x="0cm" svg:y="0cm">
            <text:p/>
          </draw:circle>
          <draw:rect draw:style-name="gr2" draw:layer="layout" svg:width="0.429cm" svg:height="0.571cm" svg:x="0.5cm" svg:y="0.429cm">
            <text:p/>
          </draw:rect>
          <draw:rect draw:style-name="gr3" draw:layer="layout" svg:width="0.429cm" svg:height="0.571cm" svg:x="0.5cm" svg:y="0.429cm">
            <text:p/>
          </draw:rect>
          <draw:circle draw:style-name="gr2" draw:layer="layout" svg:width="0.25cm" svg:height="0.25cm" svg:x="1.064cm" svg:y="0.6cm">
            <text:p/>
          </draw:circle>
          <draw:circle draw:style-name="gr3" draw:layer="layout" svg:width="0.25cm" svg:height="0.25cm" svg:x="1.064cm" svg:y="0.6cm">
            <text:p/>
          </draw:circle>
          <draw:circle draw:style-name="gr4" draw:layer="layout" svg:width="0.286cm" svg:height="0.286cm" svg:x="0.571cm" svg:y="0.571cm">
            <text:p/>
          </draw:circle>
          <draw:circle draw:style-name="gr3" draw:layer="layout" svg:width="0.286cm" svg:height="0.286cm" svg:x="0.571cm" svg:y="0.571cm">
            <text:p/>
          </draw:circle>
          <draw:circle draw:style-name="gr2" draw:layer="layout" svg:width="0.25cm" svg:height="0.25cm" svg:x="0.129cm" svg:y="0.6cm">
            <text:p/>
          </draw:circle>
          <draw:circle draw:style-name="gr3" draw:layer="layout" svg:width="0.25cm" svg:height="0.25cm" svg:x="0.129cm" svg:y="0.6cm">
            <text:p/>
          </draw:circle>
          <draw:frame draw:style-name="gr5" draw:layer="layout" svg:width="0.143cm" svg:height="1.025cm" svg:x="0.714cm" svg:y="1.273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cene graph - soselection</dc:title>
    <meta:creation-date>2011-02-07T16:56:21</meta:creation-date>
    <meta:editing-duration>P0D</meta:editing-duration>
    <meta:editing-cycles>1</meta:editing-cycles>
    <meta:document-statistic meta:object-count="11"/>
    <meta:generator>OpenOffice.org/3.3$Linux OpenOffice.org_project/330m20$Build-9567</meta:generator>
  </office:meta>
</office:document-meta>
</file>